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2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qu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Venda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9522-4996</text:p>
          </table:table-cell>
          <table:table-cell table:style-name="ce5" office:value-type="date" office:date-value="2020-05-05T08:50:25" calcext:value-type="date">
            <text:p>2020-05-05 08:50:25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u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Venda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dministraçã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peraciona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stratégico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rketi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5:06:39.296053547</meta:creation-date>
    <dc:date>2021-10-27T15:32:24.487832673</dc:date>
    <meta:editing-duration>PT5M24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